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style:font-name="Calibri" style:text-underline-style="none"/>
    </style:style>
    <style:style style:name="P4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Calibri"/>
    </style:style>
    <style:style style:name="P6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7" style:family="paragraph" style:parent-style-name="Standard">
      <style:text-properties fo:color="#0000cc" style:font-name="Calibri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 style:list-style-name="L1">
      <style:text-properties style:font-name="Calibri"/>
    </style:style>
    <style:style style:name="P10" style:family="paragraph" style:parent-style-name="Standard">
      <style:text-properties style:font-name="Calibri" style:text-underline-style="none"/>
    </style:style>
    <style:style style:name="P11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12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13" style:family="paragraph" style:parent-style-name="Standard" style:list-style-name="L22">
      <style:text-properties style:font-name="Calibri" style:text-underline-style="none" fo:font-weight="normal" style:font-weight-asian="normal" style:font-weight-complex="normal"/>
    </style:style>
    <style:style style:name="P14" style:family="paragraph" style:parent-style-name="Standard" style:list-style-name="L23">
      <style:text-properties style:font-name="Calibri" style:text-underline-style="none" fo:font-weight="normal" style:font-weight-asian="normal" style:font-weight-complex="normal"/>
    </style:style>
    <style:style style:name="P15" style:family="paragraph" style:parent-style-name="Standard" style:list-style-name="L9">
      <style:text-properties style:font-name="Calibri" style:text-underline-style="none" fo:font-weight="normal" style:font-weight-asian="normal" style:font-weight-complex="normal"/>
    </style:style>
    <style:style style:name="P16" style:family="paragraph" style:parent-style-name="Standard" style:list-style-name="L19">
      <style:text-properties style:font-name="Calibri" style:text-underline-style="none"/>
    </style:style>
    <style:style style:name="P17" style:family="paragraph" style:parent-style-name="Standard" style:list-style-name="L20">
      <style:text-properties style:font-name="Calibri" style:text-underline-style="none"/>
    </style:style>
    <style:style style:name="P18" style:family="paragraph" style:parent-style-name="Standard" style:list-style-name="L21">
      <style:text-properties style:font-name="Calibri" style:text-underline-style="none"/>
    </style:style>
    <style:style style:name="P19" style:family="paragraph" style:parent-style-name="Standard" style:list-style-name="L24">
      <style:text-properties style:font-name="Calibri" style:text-underline-style="none"/>
    </style:style>
    <style:style style:name="P20" style:family="paragraph" style:parent-style-name="Standard" style:list-style-name="L25">
      <style:text-properties style:font-name="Calibri" style:text-underline-style="none"/>
    </style:style>
    <style:style style:name="P21" style:family="paragraph" style:parent-style-name="Standard" style:list-style-name="L26">
      <style:text-properties style:font-name="Calibri" style:text-underline-style="none"/>
    </style:style>
    <style:style style:name="P22" style:family="paragraph" style:parent-style-name="Standard" style:list-style-name="L9">
      <style:text-properties style:font-name="Calibri" style:text-underline-style="none"/>
    </style:style>
    <style:style style:name="P23" style:family="paragraph" style:parent-style-name="Standard" style:list-style-name="L9">
      <style:text-properties style:font-name="Calibri"/>
    </style:style>
    <style:style style:name="P24" style:family="paragraph" style:parent-style-name="Standard" style:list-style-name="L10">
      <style:text-properties style:font-name="Calibri"/>
    </style:style>
    <style:style style:name="P25" style:family="paragraph" style:parent-style-name="Standard">
      <style:text-properties style:font-name="Calibri" fo:font-weight="bold" style:font-weight-asian="bold" style:font-weight-complex="bold"/>
    </style:style>
    <style:style style:name="P26" style:family="paragraph" style:parent-style-name="Standard">
      <style:text-properties style:font-name="Calibri" style:text-underline-style="solid" style:text-underline-width="auto" style:text-underline-color="font-color"/>
    </style:style>
    <style:style style:name="P27" style:family="paragraph" style:parent-style-name="Standard" style:list-style-name="L11">
      <style:text-properties style:font-name="Calibri"/>
    </style:style>
    <style:style style:name="P28" style:family="paragraph" style:parent-style-name="Standard" style:list-style-name="L12">
      <style:text-properties style:font-name="Calibri"/>
    </style:style>
    <style:style style:name="P29" style:family="paragraph" style:parent-style-name="Standard">
      <style:text-properties style:font-name="Calibri" fo:font-weight="normal" style:font-weight-asian="normal" style:font-weight-complex="normal"/>
    </style:style>
    <style:style style:name="P30" style:family="paragraph" style:parent-style-name="Standard" style:list-style-name="L13">
      <style:text-properties style:font-name="Calibri" fo:font-weight="normal" style:font-weight-asian="normal" style:font-weight-complex="normal"/>
    </style:style>
    <style:style style:name="P31" style:family="paragraph" style:parent-style-name="Standard" style:list-style-name="L15">
      <style:text-properties style:font-name="Calibri" fo:font-weight="normal" style:font-weight-asian="normal" style:font-weight-complex="normal"/>
    </style:style>
    <style:style style:name="P32" style:family="paragraph" style:parent-style-name="Standard" style:list-style-name="L16">
      <style:text-properties style:font-name="Calibri" fo:font-weight="normal" style:font-weight-asian="normal" style:font-weight-complex="normal"/>
    </style:style>
    <style:style style:name="P33" style:family="paragraph" style:parent-style-name="Standard" style:list-style-name="L17">
      <style:text-properties style:font-name="Calibri" fo:font-weight="normal" style:font-weight-asian="normal" style:font-weight-complex="normal"/>
    </style:style>
    <style:style style:name="P34" style:family="paragraph" style:parent-style-name="Standard" style:list-style-name="L18">
      <style:text-properties style:font-name="Calibri" fo:font-weight="normal" style:font-weight-asian="normal" style:font-weight-complex="normal"/>
    </style:style>
    <style:style style:name="P35" style:family="paragraph" style:parent-style-name="Standard" style:list-style-name="L14">
      <style:text-properties style:font-name="Calibri"/>
    </style:style>
    <style:style style:name="P36" style:family="paragraph" style:parent-style-name="Standard">
      <style:paragraph-properties fo:break-before="page"/>
      <style:text-properties fo:color="#0000cc" style:font-name="Calibri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son PARSONS David &amp; Audrey<text:tab/><text:tab/><text:tab/><text:tab/><text:tab/><text:tab/><text:tab/>30/01/2017</text:p>
      <text:p text:style-name="P1">Lotissement «O Clos Laurie » Lot N°01</text:p>
      <text:p text:style-name="P1">Rue de Pellera 01700 LE MAS RILLIER</text:p>
      <text:p text:style-name="P1"/>
      <text:p text:style-name="P5">LOT ELECTRICITE</text:p>
      <text:p text:style-name="P4">Descriptif</text:p>
      <text:p text:style-name="P2"/>
      <text:p text:style-name="P1"/>
      <text:p text:style-name="P1">Ci-dessous le listing non exhaustif des besoins électriques à prendre en compte à minima dans chaque pièce. En l'absence de précision, le chiffrage comprendra les besoins imposés par les normes en vigueur. </text:p>
      <text:p text:style-name="P1"/>
      <text:p text:style-name="P7">Généralités/Divers</text:p>
      <text:list xml:id="list8967316740816687069" text:style-name="L1">
        <text:list-item>
          <text:p text:style-name="P9">Tableau général situé dans le garage</text:p>
        </text:list-item>
        <text:list-item>
          <text:p text:style-name="P9">Prévoir alimentation PAC (située dans le sous-sol)</text:p>
        </text:list-item>
        <text:list-item>
          <text:p text:style-name="P9">Prévoir alimentation pour volets roulants électriques sur toutes les menuiseries extérieures</text:p>
        </text:list-item>
        <text:list-item>
          <text:p text:style-name="P9">Prévoir alimentation pour porte sectionnelle de garage motorisée</text:p>
        </text:list-item>
        <text:list-item>
          <text:p text:style-name="P9">Prévoir une attente à l'entrée du terrain pour un futur portail </text:p>
        </text:list-item>
      </text:list>
      <text:p text:style-name="P6"/>
      <text:p text:style-name="P7">RDC</text:p>
      <text:p text:style-name="P1"/>
      <text:p text:style-name="P1"><text:span text:style-name="T2">Entrée</text:span></text:p>
      <text:p text:style-name="P1">PC/FM</text:p>
      <text:list xml:id="list5171060262069473234" text:style-name="L9">
        <text:list-item>
          <text:p text:style-name="P23">1 PC à l'Ouest de la porte d'entrée</text:p>
        </text:list-item>
        <text:list-item>
          <text:p text:style-name="P23">2 PC + 2USB + RJ45 à l'Ouest du placard d'entréd</text:p>
        </text:list-item>
        <text:list-item>
          <text:p text:style-name="P23">1 PC à l'entrée</text:p>
        </text:list-item>
      </text:list>
      <text:p text:style-name="P1">Eclairage</text:p>
      <text:list xml:id="list1091754173824834880" text:style-name="L15">
        <text:list-item>
          <text:p text:style-name="P31">1 alim pour plafonnier</text:p>
        </text:list-item>
      </text:list>
      <text:p text:style-name="P25"/>
      <text:p text:style-name="P1"><text:span text:style-name="T2">Salon</text:span></text:p>
      <text:p text:style-name="P1">PC/FM</text:p>
      <text:list xml:id="list20330316" text:continue-list="list5171060262069473234" text:style-name="L9">
        <text:list-item>
          <text:p text:style-name="P23">1 PC + HDMI pour vidéoprojecteur dans le faux-plafond (angle entre salon et salle à manger)</text:p>
        </text:list-item>
        <text:list-item>
          <text:p text:style-name="P23">1 sortie HDMI + 6PC au niveau de l'angle entre le salon et la salle à manger</text:p>
        </text:list-item>
        <text:list-item>
          <text:p text:style-name="P23">4 PC + RJ45 à côté de la cheminée</text:p>
        </text:list-item>
        <text:list-item>
          <text:p text:style-name="P23">2 PC sous l'escalier</text:p>
        </text:list-item>
      </text:list>
      <text:p text:style-name="P1">Eclairage</text:p>
      <text:list xml:id="list2398952499451465193" text:style-name="L16">
        <text:list-item>
          <text:p text:style-name="P32">spots LED</text:p>
        </text:list-item>
      </text:list>
      <text:p text:style-name="P25"/>
      <text:p text:style-name="P25">Cuisine</text:p>
      <text:p text:style-name="P1">PC/FM</text:p>
      <text:list xml:id="list20340119" text:continue-list="list20330316" text:style-name="L9">
        <text:list-item>
          <text:p text:style-name="P23">2 PC à l'Est de l'îlot central</text:p>
        </text:list-item>
        <text:list-item>
          <text:p text:style-name="P23">2 x 4 PC sur l'îlot</text:p>
        </text:list-item>
        <text:list-item>
          <text:p text:style-name="P23">2 PC au Sud de l'évier (micro-onde)</text:p>
        </text:list-item>
        <text:list-item>
          <text:p text:style-name="P23">2 PC à côté de la plaque de cuisson</text:p>
        </text:list-item>
        <text:list-item>
          <text:p text:style-name="P23">1 alim pour extraction hôte</text:p>
        </text:list-item>
        <text:list-item>
          <text:p text:style-name="P23">1 alim pour four</text:p>
        </text:list-item>
        <text:list-item>
          <text:p text:style-name="P23">1 alim pour plaques à induction</text:p>
        </text:list-item>
        <text:list-item>
          <text:p text:style-name="P23"><text:soft-page-break/>1 alim pour lave-vaisselle</text:p>
        </text:list-item>
        <text:list-item>
          <text:p text:style-name="P23">1 alim pour frigo</text:p>
        </text:list-item>
      </text:list>
      <text:p text:style-name="P1">Eclairage</text:p>
      <text:list xml:id="list7250273298412549967" text:style-name="L17">
        <text:list-item>
          <text:p text:style-name="P33">spots LED</text:p>
        </text:list-item>
      </text:list>
      <text:p text:style-name="P25"/>
      <text:p text:style-name="P1"><text:span text:style-name="T2">Salle à manger</text:span></text:p>
      <text:p text:style-name="P1">PC/FM</text:p>
      <text:list xml:id="list20328987" text:continue-list="list20340119" text:style-name="L9">
        <text:list-item>
          <text:p text:style-name="P23">1 PC dans l'angle Sud-Ouest</text:p>
        </text:list-item>
      </text:list>
      <text:p text:style-name="P1">Eclairage</text:p>
      <text:list xml:id="list5214877030368742249" text:style-name="L18">
        <text:list-item>
          <text:p text:style-name="P34">spots LED</text:p>
        </text:list-item>
      </text:list>
      <text:p text:style-name="P25"/>
      <text:p text:style-name="P25">Chambre parentale</text:p>
      <text:p text:style-name="P1">PC/FM</text:p>
      <text:list xml:id="list20328346" text:continue-list="list20328987" text:style-name="L9">
        <text:list-item>
          <text:p text:style-name="P23">1 bloc PC (+USB) de chaque côté du lit </text:p>
        </text:list-item>
        <text:list-item>
          <text:p text:style-name="P23">1 alimentation pour liseuse de chaque côté du lit </text:p>
        </text:list-item>
        <text:list-item>
          <text:p text:style-name="P23">1 PC à l'entrée</text:p>
        </text:list-item>
        <text:list-item>
          <text:p text:style-name="P23">1 PC en face du lit (ht=1,80m) + 1RJ 45</text:p>
        </text:list-item>
      </text:list>
      <text:p text:style-name="P1">Eclairage</text:p>
      <text:list xml:id="list6450212870328686941" text:style-name="L10">
        <text:list-item>
          <text:p text:style-name="P24">1 alim pour plafonnier</text:p>
        </text:list-item>
      </text:list>
      <text:p text:style-name="P1"/>
      <text:p text:style-name="P1"><text:span text:style-name="T2">Dressing</text:span></text:p>
      <text:p text:style-name="P1">PC/FM</text:p>
      <text:list xml:id="list20320884" text:continue-list="list20328346" text:style-name="L9">
        <text:list-item>
          <text:p text:style-name="P23">1 alim éclairage derrière les WC</text:p>
        </text:list-item>
        <text:list-item>
          <text:p text:style-name="P23">1 bloc PC (2x2PT+T) derrière les WC</text:p>
        </text:list-item>
        <text:list-item>
          <text:p text:style-name="P23">1 PC à l'entrée</text:p>
        </text:list-item>
      </text:list>
      <text:p text:style-name="P1">Eclairage</text:p>
      <text:list xml:id="list5563438405407480989" text:style-name="L11">
        <text:list-item>
          <text:p text:style-name="P27">1 alim pour plafonnier</text:p>
        </text:list-item>
      </text:list>
      <text:p text:style-name="P1"/>
      <text:p text:style-name="P25">WC 1</text:p>
      <text:p text:style-name="P1">Eclairage</text:p>
      <text:list xml:id="list5814084125720577664" text:style-name="L12">
        <text:list-item>
          <text:p text:style-name="P28">1 alim pour plafonnier</text:p>
        </text:list-item>
      </text:list>
      <text:p text:style-name="P1"/>
      <text:p text:style-name="P25">Couloir</text:p>
      <text:p text:style-name="P1">PC/FM</text:p>
      <text:list xml:id="list20329108" text:continue-list="list20320884" text:style-name="L9">
        <text:list-item>
          <text:p text:style-name="P23">1 PC à l'entrée côté salon</text:p>
        </text:list-item>
      </text:list>
      <text:p text:style-name="P1">Eclairage</text:p>
      <text:list xml:id="list891447406217717783" text:style-name="L13">
        <text:list-item>
          <text:p text:style-name="P30">1 alim pour plafonnier</text:p>
        </text:list-item>
      </text:list>
      <text:p text:style-name="P29"/>
      <text:p text:style-name="P25">SDB 1</text:p>
      <text:p text:style-name="P1">PC/FM</text:p>
      <text:list xml:id="list20326437" text:continue-list="list20329108" text:style-name="L9">
        <text:list-item>
          <text:p text:style-name="P23">1 alim pour sèche serviettes</text:p>
        </text:list-item>
        <text:list-item>
          <text:p text:style-name="P23">2 PC dans coin Sud-Est</text:p>
        </text:list-item>
      </text:list>
      <text:p text:style-name="P1">Eclairage</text:p>
      <text:list xml:id="list2997775895158664246" text:style-name="L14">
        <text:list-item>
          <text:p text:style-name="P35">1 alim pour plafonnier</text:p>
        </text:list-item>
        <text:list-item>
          <text:p text:style-name="P35">1 alim éclairage de part et d'autre du miroir</text:p>
        </text:list-item>
      </text:list>
      <text:p text:style-name="P1"/>
      <text:p text:style-name="P1"/>
      <text:p text:style-name="P1"/>
      <text:p text:style-name="P7"><text:soft-page-break/>R+1</text:p>
      <text:p text:style-name="P26"/>
      <text:p text:style-name="P25">Mezzanine</text:p>
      <text:p text:style-name="P1">PC/FM</text:p>
      <text:list xml:id="list20313561" text:continue-list="list20326437" text:style-name="L9">
        <text:list-item>
          <text:p text:style-name="P23">selon normes</text:p>
        </text:list-item>
      </text:list>
      <text:p text:style-name="P1">Eclairage</text:p>
      <text:list xml:id="list6204513197097326964" text:style-name="L22">
        <text:list-item>
          <text:p text:style-name="P13">spots LED orientables (plafond placo au rampant)</text:p>
        </text:list-item>
      </text:list>
      <text:p text:style-name="P25"/>
      <text:p text:style-name="P25">Vide sur séjour</text:p>
      <text:p text:style-name="P1">Eclairage</text:p>
      <text:list xml:id="list4795788619305016582" text:style-name="L23">
        <text:list-item>
          <text:p text:style-name="P14">spots LED orientables (plafond placo au rampant)</text:p>
        </text:list-item>
      </text:list>
      <text:p text:style-name="P25"/>
      <text:p text:style-name="P25">Chambre 2</text:p>
      <text:p text:style-name="P1">PC/FM</text:p>
      <text:list xml:id="list20328705" text:continue-list="list20313561" text:style-name="L9">
        <text:list-item>
          <text:p text:style-name="P23">selon normes</text:p>
        </text:list-item>
      </text:list>
      <text:p text:style-name="P1">Eclairage</text:p>
      <text:list xml:id="list1220953612132272055" text:style-name="L19">
        <text:list-item>
          <text:p text:style-name="P16">1 alim pour plafonnier</text:p>
        </text:list-item>
      </text:list>
      <text:p text:style-name="P3"/>
      <text:p text:style-name="P1"><text:span text:style-name="T2">Chambre 3</text:span></text:p>
      <text:p text:style-name="P1">PC/FM</text:p>
      <text:list xml:id="list20333686" text:continue-list="list20328705" text:style-name="L9">
        <text:list-item>
          <text:p text:style-name="P23">selon normes</text:p>
        </text:list-item>
      </text:list>
      <text:p text:style-name="P1">Eclairage</text:p>
      <text:list xml:id="list6835007659075337127" text:style-name="L20">
        <text:list-item>
          <text:p text:style-name="P17">1 alim pour plafonnier</text:p>
        </text:list-item>
      </text:list>
      <text:p text:style-name="P3"/>
      <text:p text:style-name="P1"><text:span text:style-name="T2">Rangement Chambre 3</text:span></text:p>
      <text:p text:style-name="P1">Eclairage</text:p>
      <text:list xml:id="list206793137874419393" text:style-name="L21">
        <text:list-item>
          <text:p text:style-name="P18">1 alim pour plafonnier</text:p>
        </text:list-item>
      </text:list>
      <text:p text:style-name="P3"/>
      <text:p text:style-name="P11">WC 2</text:p>
      <text:p text:style-name="P1">Eclairage</text:p>
      <text:list xml:id="list7296065532844593322" text:style-name="L24">
        <text:list-item>
          <text:p text:style-name="P19">1 alim pour plafonnier</text:p>
        </text:list-item>
      </text:list>
      <text:p text:style-name="P3"/>
      <text:p text:style-name="P11">SDB 2</text:p>
      <text:p text:style-name="P1">PC/FM</text:p>
      <text:list xml:id="list20342332" text:continue-list="list20333686" text:style-name="L9">
        <text:list-item>
          <text:p text:style-name="P23">selon normes</text:p>
        </text:list-item>
      </text:list>
      <text:p text:style-name="P1">Eclairage</text:p>
      <text:list xml:id="list8172920998059242914" text:style-name="L25">
        <text:list-item>
          <text:p text:style-name="P20">1 alim pour plafonnier</text:p>
        </text:list-item>
        <text:list-item>
          <text:p text:style-name="P20">2 alim vers miroir</text:p>
        </text:list-item>
      </text:list>
      <text:p text:style-name="P1"><text:span text:style-name="T2"/></text:p>
      <text:p text:style-name="P1"><text:span text:style-name="T2">Chambre 4</text:span></text:p>
      <text:p text:style-name="P1">PC/FM</text:p>
      <text:list xml:id="list20327340" text:continue-list="list20342332" text:style-name="L9">
        <text:list-item>
          <text:p text:style-name="P23">selon normes</text:p>
        </text:list-item>
      </text:list>
      <text:p text:style-name="P1">Eclairage</text:p>
      <text:list xml:id="list5378400319318513252" text:style-name="L26">
        <text:list-item>
          <text:p text:style-name="P21">1 alim pour plafonnier</text:p>
        </text:list-item>
      </text:list>
      <text:p text:style-name="P3"/>
      <text:p text:style-name="P3"/>
      <text:p text:style-name="P7"/>
      <text:p text:style-name="P36">EXTERIEUR</text:p>
      <text:p text:style-name="P25"/>
      <text:p text:style-name="P25">Façade Sud</text:p>
      <text:p text:style-name="P29">PC/FM</text:p>
      <text:list xml:id="list20340114" text:continue-list="list20327340" text:style-name="L9">
        <text:list-item>
          <text:p text:style-name="P23">1 PC <text:span text:style-name="T1">dans l'angle rentrant Sud-Ouest (entre salon et salle à manger)</text:span></text:p>
        </text:list-item>
      </text:list>
      <text:p text:style-name="P29">Éclairage</text:p>
      <text:list xml:id="list20314607" text:continue-numbering="true" text:style-name="L9">
        <text:list-item>
          <text:p text:style-name="P23">1 éclairage en façade au-dessus de la porte de la salle à manger (interrupteur)</text:p>
        </text:list-item>
        <text:list-item>
          <text:p text:style-name="P23">1 éclairage en façade au-dessus de la porte d'entrée (détecteur)</text:p>
        </text:list-item>
        <text:list-item>
          <text:p text:style-name="P23">1 éclairage en façade au-dessus de la porte de la chambre 1 (détecteur)</text:p>
        </text:list-item>
      </text:list>
      <text:p text:style-name="P3"/>
      <text:p text:style-name="P11">Façade Ouest</text:p>
      <text:p text:style-name="P29">PC/FM</text:p>
      <text:list xml:id="list20325539" text:continue-numbering="true" text:style-name="L9">
        <text:list-item>
          <text:p text:style-name="P15">1 PC à côté de la porte de service du garage</text:p>
        </text:list-item>
      </text:list>
      <text:p text:style-name="P12">Éclairage</text:p>
      <text:list xml:id="list20325212" text:continue-numbering="true" text:style-name="L9">
        <text:list-item>
          <text:p text:style-name="P22">1 éclairage en façade dans l'angle rentrant Sud-Ouest (mur ouest du salon) (interrupteur)</text:p>
        </text:list-item>
        <text:list-item>
          <text:p text:style-name="P22">1 éclairage en façade au-dessus de la porte de service du garage (interrupteur)</text:p>
        </text:list-item>
      </text:list>
      <text:p text:style-name="P3"/>
      <text:p text:style-name="P11">Façade Est</text:p>
      <text:p text:style-name="P29">PC/FM</text:p>
      <text:list xml:id="list20344871" text:continue-numbering="true" text:style-name="L9">
        <text:list-item>
          <text:p text:style-name="P15">1 PC sous l'abri voiture</text:p>
        </text:list-item>
        <text:list-item>
          <text:p text:style-name="P15">1 fourreau pour charge véhicule électrique sous l'abri</text:p>
        </text:list-item>
        <text:list-item>
          <text:p text:style-name="P15">1 PC à côté de la porte du garage</text:p>
        </text:list-item>
      </text:list>
      <text:p text:style-name="P12">Éclairage</text:p>
      <text:list xml:id="list20323981" text:continue-numbering="true" text:style-name="L9">
        <text:list-item>
          <text:p text:style-name="P22">1 éclairage en façade sous l'abri voiture (détecteur)</text:p>
        </text:list-item>
      </text:list>
      <text:p text:style-name="P3"/>
      <text:p text:style-name="P11">Façade Nord</text:p>
      <text:list xml:id="list20334069" text:continue-numbering="true" text:style-name="L9">
        <text:list-item>
          <text:p text:style-name="P22">1 éclairage en façade sur le mur du dressing (interrupteur)</text:p>
        </text:list-item>
      </text:list>
      <text:p text:style-name="P3"/>
      <text:p text:style-name="P3"/>
      <text:p text:style-name="P3"/>
      <text:p text:style-name="P7">CAVE</text:p>
      <text:p text:style-name="P29">PC/FM</text:p>
      <text:list xml:id="list20325666" text:continue-numbering="true" text:style-name="L9">
        <text:list-item>
          <text:p text:style-name="P15">selon normes</text:p>
        </text:list-item>
      </text:list>
      <text:p text:style-name="P12">Éclairage</text:p>
      <text:list xml:id="list20316133" text:continue-numbering="true" text:style-name="L9">
        <text:list-item>
          <text:p text:style-name="P22">alim pour plafonni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drey PARSONS</meta:initial-creator>
    <meta:creation-date>2017-01-21T19:02:59.04</meta:creation-date>
    <dc:date>2017-01-31T00:14:21.82</dc:date>
    <dc:creator>Audrey PARSONS</dc:creator>
    <meta:editing-duration>PT17H15M14S</meta:editing-duration>
    <meta:editing-cycles>28</meta:editing-cycles>
    <meta:generator>OpenOffice/4.1.2$Win32 OpenOffice.org_project/412m3$Build-9782</meta:generator>
    <meta:document-statistic meta:table-count="0" meta:image-count="0" meta:object-count="0" meta:page-count="4" meta:paragraph-count="140" meta:word-count="663" meta:character-count="3373"/>
  </office:meta>
</office:document-meta>
</file>